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eorgia" svg:font-family="Georgia, 'Times New Roman', serif"/>
    <style:font-face style:name="Monaco" svg:font-family="Monaco, Consolas, 'Andale Mono', 'DejaVu Sans Mono', monospace"/>
    <style:font-face style:name="apple-system" svg:font-family="apple-system, BlinkMacSystemFont, 'Segoe UI', Roboto, Oxygen-Sans, Ubuntu, Cantarell, 'Helvetica Neue',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30%" fo:text-indent="0cm" style:auto-text-indent="false"/>
      <style:text-properties fo:color="#333332" loext:opacity="100%" style:font-name="apple-system" fo:font-size="35.25pt"/>
    </style:style>
    <style:style style:name="P2" style:family="paragraph" style:parent-style-name="Heading_20_2">
      <style:paragraph-properties fo:margin-top="0cm" fo:margin-bottom="0cm" style:contextual-spacing="false" fo:line-height="110%" fo:orphans="2" fo:widows="2"/>
      <style:text-properties fo:font-variant="normal" fo:text-transform="none" fo:color="#333332" loext:opacity="100%" style:font-name="apple-system" fo:font-size="24pt" fo:letter-spacing="normal" fo:font-style="normal" fo:font-weight="normal"/>
    </style:style>
    <style:style style:name="P3" style:family="paragraph" style:parent-style-name="Heading_20_3">
      <style:paragraph-properties fo:margin-top="0cm" fo:margin-bottom="0cm" style:contextual-spacing="false" fo:line-height="110%" fo:orphans="2" fo:widows="2"/>
      <style:text-properties fo:font-variant="normal" fo:text-transform="none" fo:color="#333332" loext:opacity="100%" style:font-name="apple-system" fo:font-size="18pt" fo:letter-spacing="normal" fo:font-style="normal" fo:font-weight="normal"/>
    </style:style>
    <style:style style:name="P4" style:family="paragraph" style:parent-style-name="Preformatted_20_Text">
      <loext:graphic-properties draw:fill="solid" draw:fill-color="#f5f5f5" draw:opacity="100%"/>
      <style:paragraph-properties fo:margin-top="0cm" fo:margin-bottom="0cm" style:contextual-spacing="false" fo:line-height="175%" fo:orphans="2" fo:widows="2" fo:background-color="#f5f5f5"/>
    </style:style>
    <style:style style:name="P5" style:family="paragraph" style:parent-style-name="Text_20_body">
      <style:paragraph-properties fo:margin-top="0cm" fo:margin-bottom="0cm" style:contextual-spacing="false" fo:orphans="2" fo:widows="2"/>
      <style:text-properties fo:font-variant="normal" fo:text-transform="none" fo:color="#383838" loext:opacity="100%" style:font-name="Georgia" fo:font-size="14.25pt" fo:letter-spacing="normal" fo:font-style="normal" fo:font-weight="normal"/>
    </style:style>
    <style:style style:name="P6" style:family="paragraph" style:parent-style-name="Text_20_body">
      <style:paragraph-properties fo:margin-top="0cm" fo:margin-bottom="0cm" style:contextual-spacing="false" fo:orphans="2" fo:widows="2"/>
    </style:style>
    <style:style style:name="P7" style:family="paragraph" style:parent-style-name="Text_20_body" style:list-style-name="L1">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8" style:family="paragraph" style:parent-style-name="Text_20_body" style:list-style-name="L2">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9" style:family="paragraph" style:parent-style-name="Text_20_body" style:list-style-name="L3">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10" style:family="paragraph" style:parent-style-name="Text_20_body" style:list-style-name="L4">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11" style:family="paragraph" style:parent-style-name="Text_20_body" style:list-style-name="L5">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12" style:family="paragraph" style:parent-style-name="Text_20_body" style:list-style-name="L6">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13" style:family="paragraph" style:parent-style-name="Text_20_body" style:list-style-name="L7">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14" style:family="paragraph" style:parent-style-name="Text_20_body" style:list-style-name="L8">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15" style:family="paragraph" style:parent-style-name="Text_20_body" style:list-style-name="L9">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16" style:family="paragraph" style:parent-style-name="Text_20_body" style:list-style-name="L10">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17" style:family="paragraph" style:parent-style-name="Text_20_body" style:list-style-name="L12">
      <style:paragraph-properties fo:margin-top="0cm" fo:margin-bottom="0cm" style:contextual-spacing="false" fo:orphans="2" fo:widows="2" fo:padding="0cm" fo:border="none"/>
      <style:text-properties fo:font-variant="normal" fo:text-transform="none" fo:color="#383838" loext:opacity="100%" style:font-name="Georgia" fo:font-size="14.25pt" fo:letter-spacing="normal" fo:font-style="normal" fo:font-weight="normal"/>
    </style:style>
    <style:style style:name="P18" style:family="paragraph" style:parent-style-name="Text_20_body" style:list-style-name="L2">
      <style:paragraph-properties fo:margin-top="0cm" fo:margin-bottom="0cm" style:contextual-spacing="false" fo:orphans="2" fo:widows="2" fo:padding="0cm" fo:border="none"/>
    </style:style>
    <style:style style:name="P19" style:family="paragraph" style:parent-style-name="Text_20_body" style:list-style-name="L3">
      <style:paragraph-properties fo:margin-top="0cm" fo:margin-bottom="0cm" style:contextual-spacing="false" fo:orphans="2" fo:widows="2" fo:padding="0cm" fo:border="none"/>
    </style:style>
    <style:style style:name="P20" style:family="paragraph" style:parent-style-name="Text_20_body" style:list-style-name="L5">
      <style:paragraph-properties fo:margin-top="0cm" fo:margin-bottom="0cm" style:contextual-spacing="false" fo:orphans="2" fo:widows="2" fo:padding="0cm" fo:border="none"/>
    </style:style>
    <style:style style:name="P21" style:family="paragraph" style:parent-style-name="Text_20_body" style:list-style-name="L6">
      <style:paragraph-properties fo:margin-top="0cm" fo:margin-bottom="0cm" style:contextual-spacing="false" fo:orphans="2" fo:widows="2" fo:padding="0cm" fo:border="none"/>
    </style:style>
    <style:style style:name="P22" style:family="paragraph" style:parent-style-name="Text_20_body" style:list-style-name="L8">
      <style:paragraph-properties fo:margin-top="0cm" fo:margin-bottom="0cm" style:contextual-spacing="false" fo:orphans="2" fo:widows="2" fo:padding="0cm" fo:border="none"/>
    </style:style>
    <style:style style:name="P23" style:family="paragraph" style:parent-style-name="Text_20_body" style:list-style-name="L9">
      <style:paragraph-properties fo:margin-top="0cm" fo:margin-bottom="0cm" style:contextual-spacing="false" fo:orphans="2" fo:widows="2" fo:padding="0cm" fo:border="none"/>
    </style:style>
    <style:style style:name="P24" style:family="paragraph" style:parent-style-name="Text_20_body" style:list-style-name="L10">
      <style:paragraph-properties fo:margin-top="0cm" fo:margin-bottom="0cm" style:contextual-spacing="false" fo:orphans="2" fo:widows="2" fo:padding="0cm" fo:border="none"/>
    </style:style>
    <style:style style:name="P25" style:family="paragraph" style:parent-style-name="Text_20_body" style:list-style-name="L1">
      <style:paragraph-properties fo:margin-top="0cm" fo:margin-bottom="0cm" style:contextual-spacing="false" fo:orphans="2" fo:widows="2" fo:padding="0cm" fo:border="none"/>
    </style:style>
    <style:style style:name="P26" style:family="paragraph" style:parent-style-name="Text_20_body" style:list-style-name="L11">
      <style:paragraph-properties fo:margin-top="0cm" fo:margin-bottom="0cm" style:contextual-spacing="false" fo:orphans="2" fo:widows="2" fo:padding="0cm" fo:border="none"/>
    </style:style>
    <style:style style:name="P2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2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29"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30"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31"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32"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33"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3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35"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36"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37"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383838" loext:opacity="100%" style:font-name="Georgia" fo:font-size="14.25pt" fo:letter-spacing="normal" fo:font-style="normal" fo:font-weight="normal"/>
    </style:style>
    <style:style style:name="P3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39"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41"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42"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43"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383838" loext:opacity="100%" style:font-name="Georgia" fo:font-size="14.25pt" fo:letter-spacing="normal" fo:font-style="normal" fo:font-weight="normal"/>
    </style:style>
    <style:style style:name="P44"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fo:color="#b3b3b1" loext:opacity="100%" style:text-line-through-style="none" style:text-line-through-type="none" style:font-name="apple-system" fo:font-size="10.5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b3b3b1" loext:opacity="100%" style:font-name="apple-system" fo:font-size="10.5pt" fo:letter-spacing="normal" fo:font-style="normal" fo:font-weight="normal"/>
    </style:style>
    <style:style style:name="T3" style:family="text">
      <style:text-properties fo:font-variant="normal" fo:text-transform="none" fo:color="#b3b3b1" loext:opacity="100%" fo:letter-spacing="normal"/>
    </style:style>
    <style:style style:name="T4" style:family="text">
      <style:text-properties fo:font-variant="normal" fo:text-transform="none" fo:color="#0087be" loext:opacity="100%" style:text-line-through-style="none" style:text-line-through-type="none" style:font-name="Georgia" fo:font-size="14.2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087be" loext:opacity="100%" style:text-line-through-style="none" style:text-line-through-type="none" style:font-name="Georgia" fo:font-size="14.25pt" fo:letter-spacing="normal" fo:font-style="italic" style:text-underline-style="none" fo:font-weight="normal" style:text-blinking="false" fo:background-color="transparent" loext:char-shading-value="0"/>
    </style:style>
    <style:style style:name="T6" style:family="text">
      <style:text-properties fo:font-variant="normal" fo:text-transform="none" fo:color="#383838" loext:opacity="100%" style:font-name="Georgia" fo:font-size="14.25pt" fo:letter-spacing="normal" fo:font-style="normal" fo:font-weight="normal"/>
    </style:style>
    <style:style style:name="T7" style:family="text">
      <style:text-properties fo:font-variant="normal" fo:text-transform="none" fo:color="#383838" loext:opacity="100%" style:font-name="Georgia" fo:font-size="14.25pt" fo:letter-spacing="normal" fo:font-style="normal" fo:font-weight="bold"/>
    </style:style>
    <style:style style:name="T8" style:family="text">
      <style:text-properties fo:font-variant="normal" fo:text-transform="none" fo:color="#383838" loext:opacity="100%" style:font-name="Georgia" fo:font-size="14.25pt" fo:letter-spacing="normal" fo:font-style="normal" style:text-underline-style="solid" style:text-underline-width="auto" style:text-underline-color="font-color" fo:font-weight="normal"/>
    </style:style>
    <style:style style:name="T9" style:family="text">
      <style:text-properties fo:font-variant="normal" fo:text-transform="none" fo:color="#383838" loext:opacity="100%" style:font-name="Georgia" fo:font-size="14.25pt" fo:letter-spacing="normal" fo:font-style="italic" fo:font-weight="normal"/>
    </style:style>
    <style:style style:name="T10" style:family="text">
      <style:text-properties fo:font-variant="normal" fo:text-transform="none" fo:color="#383838" loext:opacity="100%" style:font-name="Georgia" fo:font-size="14.25pt" fo:letter-spacing="normal" fo:font-style="italic" fo:font-weight="bold"/>
    </style:style>
    <style:style style:name="T11" style:family="text">
      <style:text-properties fo:font-variant="normal" fo:text-transform="none" fo:color="#383838" loext:opacity="100%" style:font-name="Monaco" fo:font-size="13.5pt" fo:letter-spacing="normal" fo:font-style="italic" fo:font-weight="normal" fo:background-color="#eeeeee" loext:char-shading-value="0" loext:padding="0cm" loext:border="none"/>
    </style:style>
    <style:style style:name="T12" style:family="text">
      <style:text-properties fo:font-variant="normal" fo:text-transform="none" fo:color="#383838" loext:opacity="100%" style:font-name="Monaco" fo:font-size="13.5pt" fo:letter-spacing="normal" fo:font-style="normal" fo:font-weight="normal" fo:background-color="#eeeeee" loext:char-shading-value="0" loext:padding="0cm" loext:border="none"/>
    </style:style>
    <style:style style:name="T13" style:family="text">
      <style:text-properties fo:font-variant="normal" fo:text-transform="none" fo:color="#383838" loext:opacity="100%" style:font-name="Monaco" fo:font-size="13.5pt" fo:letter-spacing="normal" fo:font-style="normal" fo:font-weight="normal" loext:padding="0cm" loext:border="none"/>
    </style:style>
    <style:style style:name="T14" style:family="text">
      <style:text-properties fo:font-variant="normal" fo:text-transform="none" fo:color="#383838" loext:opacity="100%" style:font-name="Monaco" fo:font-size="13.5pt" fo:letter-spacing="normal" fo:font-style="normal" fo:font-weight="bold" fo:background-color="#eeeeee" loext:char-shading-value="0" loext:padding="0cm" loext:border="none"/>
    </style:style>
    <style:style style:name="T15" style:family="text">
      <style:text-properties fo:color="#0087be" loext:opacity="100%" style:text-line-through-style="none" style:text-line-through-type="none" style:text-underline-style="none" style:text-blinking="false" fo:background-color="transparent" loext:char-shading-value="0"/>
    </style:style>
    <style:style style:name="T16" style:family="text">
      <style:text-properties style:text-underline-style="solid" style:text-underline-width="auto" style:text-underline-color="font-color"/>
    </style:style>
    <style:style style:name="T17" style:family="text">
      <style:text-properties fo:font-style="italic"/>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0.499cm" text:min-label-width="0.499cm"/>
      </text:list-level-style-bullet>
      <text:list-level-style-bullet text:level="5" text:style-name="Bullet_20_Symbols" style:num-suffix="." text:bullet-char="">
        <style:list-level-properties text:space-before="-0.499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staller z/OS sur mon ordinateur portable Ubuntu</text:h>
      <text:p text:style-name="P44"><text:span text:style-name="T3"> </text:span><text:a xlink:type="simple" xlink:href="https://colinpaice.blog/author/colinpaicemq/" text:style-name="Internet_20_link" text:visited-style-name="Visited_20_Internet_20_Link"><text:span text:style-name="T1">Colin Paice</text:span></text:a><text:span text:style-name="T2"> </text:span><text:a xlink:type="simple" xlink:href="https://colinpaice.blog/category/adcd/" text:style-name="Internet_20_link" text:visited-style-name="Visited_20_Internet_20_Link"><text:span text:style-name="T1">ADCD</text:span></text:a><text:span text:style-name="T2"> , </text:span><text:a xlink:type="simple" xlink:href="https://colinpaice.blog/category/z-os/" text:style-name="Internet_20_link" text:visited-style-name="Visited_20_Internet_20_Link"><text:span text:style-name="T1">Z/OS</text:span></text:a><text:span text:style-name="T2">  29 juin 2020 14 minutes</text:span></text:p>
      <text:p text:style-name="P43">Certaines personnes prennent leur retraite et achètent une voiture de sport à toit ouvert ou une grosse moto. Ici, dans les Orcades, le temps peut changer tous les jours, donc au lieu d'acheter une voiture rapide avec un toit ouvrant, quand j'ai pris ma retraite, j'ai fait tourner z/OS sur mon ordinateur portable pour le même prix ! Cela signifie que je peux continuer à « jouer » avec z/OS et MQ, et aider la prochaine génération à utiliser z/OS. À la fin de ce processus, le logiciel était installé sur mon ordinateur portable, de nombreux DVD indésirables et beaucoup de carton inutile.</text:p>
      <text:p text:style-name="P5">Je couvrirai mon parcours pour obtenir le produit et l'installer, afin que toute personne suivant mes traces sache à quoi s'attendre et le délai. Le processus fonctionne, mais pourrait être plus fluide.</text:p>
      <text:h text:style-name="P2" text:outline-level="2">Quelles sont les options ?</text:h>
      <text:h text:style-name="P3" text:outline-level="3">Il y a deux émulateurs</text:h>
      <text:p text:style-name="P6"><text:a xlink:type="simple" xlink:href="https://www.google.co.uk/search?source=hp&amp;ei=w8X0XtzVNdKWa7CzkbAO&amp;q=hercules+z%2FOS&amp;oq=hercules+z%2FOS&amp;gs_lcp=CgZwc3ktYWIQAzICCAAyAggAMgYIABAWEB4yBggAEBYQHjIGCAAQFhAeMgYIABAWEB4yBggAEBYQHjIGCAAQFhAeMgYIABAWEB4yBggAEBYQHjoFCAAQgwE6BQgAELEDULIEWKkYYMEdaABwAHgAgAFliAHbB5IBBDEyLjGYAQCgAQGqAQdnd3Mtd2l6&amp;sclient=psy-ab&amp;ved=0ahUKEwicw6D1pp3qAhVSyxoKHbBZBOYQ4dUDCAg&amp;uact=5" text:style-name="Internet_20_link" text:visited-style-name="Visited_20_Internet_20_Link"><text:span text:style-name="T4">Hercules</text:span></text:a><text:span text:style-name="T6"> – </text:span><text:span text:style-name="T7">Hercules</text:span><text:span text:style-name="T6"> est une implémentation logicielle open source des architectures mainframe System/370 et ESA/390, en plus de la nouvelle z/Architecture 64 bits. Hercules fonctionne sous Linux, Windows (98, NT, 2000 et XP), Solaris, FreeBSD et Mac OS X (10.3 et versions ultérieures).</text:span></text:p>
      <text:p text:style-name="P6"><text:span text:style-name="T6">zPDT d'IBM.  </text:span><text:a xlink:type="simple" xlink:href="http://www.redbooks.ibm.com/abstracts/sg248205.html?Open" text:style-name="Internet_20_link" text:visited-style-name="Visited_20_Internet_20_Link"><text:span text:style-name="T4">IBM System z® Personal Development Tool (IBM zPDT®)</text:span></text:a><text:span text:style-name="T6"> , qui produit un petit environnement System z adapté au développement d'applications. zPDT est une application PC Linux. Lorsque zPDT est installé (sous Linux), les systèmes d'exploitation System z normaux (tels qu'IBM z/OS®) peuvent être exécutés dessus. zPDT fournit l'architecture de base System </text:span><text:soft-page-break/><text:span text:style-name="T6">z et les lecteurs de disque IBM 3390 émulés, les interfaces 3270, les interfaces OSA, etc. Il a besoin d'un dongle USB ou d'un serveur de licences pour fonctionner.</text:span></text:p>
      <text:h text:style-name="P3" text:outline-level="3">Quel logiciel peut être utilisé ?</text:h>
      <text:list xml:id="list2373306343" text:style-name="L1">
        <text:list-item>
          <text:p text:style-name="P27">Les produits tels que z/OS, z/VM et z/VSE sont autorisés à s'exécuter uniquement sur le logiciel zPDT.</text:p>
        </text:list-item>
        <text:list-item>
          <text:p text:style-name="P7">L'utilisation de z/VM pour fournir une fonction de couplage permet d'exécuter les fonctions sysplex de z/OS. Votre clé USB doit avoir la prise en charge pour cela.</text:p>
        </text:list-item>
        <text:list-item>
          <text:p text:style-name="P25"><text:a xlink:type="simple" xlink:href="https://en.wikipedia.org/wiki/Public_domain" text:style-name="Internet_20_link" text:visited-style-name="Visited_20_Internet_20_Link"><text:span text:style-name="T4">Les</text:span></text:a><text:span text:style-name="T6"> logiciels du </text:span><text:a xlink:type="simple" xlink:href="https://en.wikipedia.org/wiki/Public_domain" text:style-name="Internet_20_link" text:visited-style-name="Visited_20_Internet_20_Link"><text:span text:style-name="T4">domaine public</text:span></text:a><text:span text:style-name="T6"> ou « logiciels protégés par des droits d'auteur fournis gratuitement »   comme </text:span><text:a xlink:type="simple" xlink:href="https://en.wikipedia.org/wiki/OS/360" text:style-name="Internet_20_link" text:visited-style-name="Visited_20_Internet_20_Link"><text:span text:style-name="T4">OS/360</text:span></text:a><text:span text:style-name="T6"> ,  </text:span><text:a xlink:type="simple" xlink:href="https://en.wikipedia.org/wiki/DOS/VS" text:style-name="Internet_20_link" text:visited-style-name="Visited_20_Internet_20_Link"><text:span text:style-name="T4">DOS/VS</text:span></text:a><text:span text:style-name="T6"> , </text:span><text:a xlink:type="simple" xlink:href="https://en.wikipedia.org/wiki/MVS" text:style-name="Internet_20_link" text:visited-style-name="Visited_20_Internet_20_Link"><text:span text:style-name="T4">MVS</text:span></text:a><text:span text:style-name="T6"> , </text:span><text:a xlink:type="simple" xlink:href="https://en.wikipedia.org/wiki/VM/370" text:style-name="Internet_20_link" text:visited-style-name="Visited_20_Internet_20_Link"><text:span text:style-name="T4">VM/370</text:span></text:a><text:span text:style-name="T6"> étaient dans le domaine depuis longtemps et peuvent être installés sur Hercules sans licence. Vous pouvez également obtenir </text:span><text:a xlink:type="simple" xlink:href="https://try-mts.com/up-and-running-1-installation/" text:style-name="Internet_20_link" text:visited-style-name="Visited_20_Internet_20_Link"><text:span text:style-name="T4">MTS</text:span></text:a><text:span text:style-name="T6"> (que j'utilisais quand j'étais à l'université).</text:span></text:p>
        </text:list-item>
      </text:list>
      <text:h text:style-name="P3" text:outline-level="3">Quel logiciel est disponible pour moi ?</text:h>
      <text:p text:style-name="P5">Je ne couvrirai pas Hercules, car il n'est pas sous licence, et ne couvrirai que la solution IBM.</text:p>
      <text:list xml:id="list1962216285" text:style-name="L2">
        <text:list-item>
          <text:p text:style-name="P28">Pour les (grands) partenaires commerciaux qui développent des logiciels pour s'exécuter sur z/OS, vous devez obtenir l'approbation pour devenir un ISV z. Vous pouvez ensuite obtenir les dongles matériels et le logiciel d'une partie d'IBM</text:p>
        </text:list-item>
        <text:list-item>
          <text:p text:style-name="P18"><text:span text:style-name="T6">Pour d'autres personnes (comme moi) qui souhaitent utiliser z/OS sur un ordinateur portable pour des travaux hors production, il existe </text:span><text:a xlink:type="simple" xlink:href="https://www.ibm.com/support/knowledgecenter/SSTQBD_12.0.4/com.ibm.zdt.overview.gs.doc/topics/c_product_overview.html" text:style-name="Internet_20_link" text:visited-style-name="Visited_20_Internet_20_Link"><text:span text:style-name="T4">zDevelopment and Test (zD&amp;T). </text:span></text:a><text:span text:style-name="T6">Celui-ci se décline en 3 saveurs.</text:span></text:p>
          <text:list>
            <text:list-item>
              <text:p text:style-name="P38"><text:span text:style-name="T8">ZD&amp;T Personal Edition</text:span><text:span text:style-name="T6"> permet à un seul utilisateur d'exécuter une distribution IBM® Z sur un ordinateur personnel. Pour plus d'informations sur Personal Edition, consultez </text:span><text:a xlink:type="simple" xlink:href="https://www.ibm.com/support/knowledgecenter/SSTQBD_12.0.4/com.ibm.zdt.install.doc/topics/zdt_pe.html?view=kc" text:style-name="Internet_20_link" text:visited-style-name="Visited_20_Internet_20_Link"><text:span text:style-name="T4">Personal Edition</text:span></text:a><text:span text:style-name="T6"> .</text:span></text:p>
              <text:list>
                <text:list-item>
                  <text:p text:style-name="P38"><text:span text:style-name="T6">Voir </text:span><text:a xlink:type="simple" xlink:href="https://www.ibm.com/products/z-development-test-environment/pricing" text:style-name="Internet_20_link" text:visited-style-name="Visited_20_Internet_20_Link"><text:span text:style-name="T4">ici</text:span></text:a><text:span text:style-name="T6"> pour le prix. Vous pouvez payer pour un abonnement d'un an, obtenir l'assistance d'IBM, télécharger le code et toutes les mises à jour, ainsi qu'un dongle matériel doté de la licence pour utiliser/déchiffrer le code</text:span></text:p>
                </text:list-item>
                <text:list-item>
                  <text:p text:style-name="P8">Vous pouvez payer pour une licence perpétuelle où vous obtenez l'abonnement d'un an comme ci-dessus, mais pouvez l'utiliser pour toujours (pas de support ni de mises à jour après 1 an). Vous pouvez renouveler la licence du dongle sans frais.</text:p>
                </text:list-item>
              </text:list>
            </text:list-item>
            <text:list-item>
              <text:p text:style-name="P18"><text:soft-page-break/><text:span text:style-name="T8">ZD&amp;T Enterprise Edition</text:span><text:span text:style-name="T6"> permet aux entreprises d'héberger une distribution IBM Z sur des machines x86 à faible coût basées sur Intel. Enterprise Edition fournit une interface Web. Vous pouvez extraire, déployer et gérer les images d'application à partir d'un package Z ou ADCD existant. Pour plus d'informations sur ZD&amp;T Enterprise Edition, consultez </text:span><text:a xlink:type="simple" xlink:href="https://www.ibm.com/support/knowledgecenter/SSTQBD_12.0.4/com.ibm.zsys.rdt.tools.user.guide.doc/topics/zdt_ee.html?view=kc" text:style-name="Internet_20_link" text:visited-style-name="Visited_20_Internet_20_Link"><text:span text:style-name="T4">Enterprise Edition</text:span></text:a><text:span text:style-name="T6"> .</text:span></text:p>
              <text:list>
                <text:list-item>
                  <text:p text:style-name="P38"><text:span text:style-name="T6">Je n'ai pas pu trouver le prix pour cela. La configuration de la licence semble très complexe. Il semble que vous ayez besoin de plusieurs machines pour l'implémenter.  </text:span><text:span text:style-name="Emphasis"><text:span text:style-name="T9">Avec une méthode de licence flexible, ZD&amp;T Enterprise Edition peut être utilisé sur le cloud, les machines virtuelles ou le matériel physique 8086 interne. L'édition Entreprise est également fournie avec une licence utilisateur unique appelée licence d'utilisateur autorisé (AU) ou avec une licence multi-utilisateurs connue sous le nom de licence d'unité de valeur de ressource (RVU).</text:span></text:span></text:p>
                </text:list-item>
              </text:list>
            </text:list-item>
            <text:list-item>
              <text:p text:style-name="P18"><text:span text:style-name="T8">ZD&amp;T Parallel Sysplex</text:span><text:span text:style-name="T6"> peut être utilisé pour activer un environnement Sysplex qui s'exécute dans z/VM®. Pour plus d'informations sur ZD&amp;TParallel Sysplex, consultez </text:span><text:a xlink:type="simple" xlink:href="https://www.ibm.com/support/knowledgecenter/SSTQBD_12.0.4/com.ibm.zsys.rdt.guide.adcd.doc/topics/c_node_zvm_adcd.html?view=kc" text:style-name="Internet_20_link" text:visited-style-name="Visited_20_Internet_20_Link"><text:span text:style-name="T4">Parallel Sysplex</text:span></text:a><text:span text:style-name="T6"> .</text:span></text:p>
              <text:list>
                <text:list-item>
                  <text:p text:style-name="P38"><text:span text:style-name="T6">Je n'ai pas pu trouver le prix pour cela. Il semble que vous deviez utiliser une machine distincte fonctionnant en tant que serveur de licences. </text:span><text:span text:style-name="Emphasis"><text:span text:style-name="T9">Le serveur de licences logicielles et ZD&amp;T Parallel Sysplex ne peuvent pas être installés sur la même machine.   </text:span></text:span><text:span text:style-name="T6">Je me suis trompé entre le dongle matériel, le serveur de licences logicielles et les jetons Rational (qui semblent avoir besoin d'une machine différente).</text:span></text:p>
                </text:list-item>
              </text:list>
            </text:list-item>
          </text:list>
        </text:list-item>
      </text:list>
      <text:h text:style-name="P3" text:outline-level="3">Comment l'acheter ?</text:h>
      <text:p text:style-name="P6"><text:span text:style-name="T6">Voir le </text:span><text:a xlink:type="simple" xlink:href="https://www.ibm.com/search?lang=en&amp;cc=uk&amp;q=personal%20development%20edition" text:style-name="Internet_20_link" text:visited-style-name="Visited_20_Internet_20_Link"><text:span text:style-name="T4">site Web d'</text:span></text:a><text:span text:style-name="T6"> IBM </text:span><text:a xlink:type="simple" xlink:href="https://www.ibm.com/search?lang=en&amp;cc=uk&amp;q=personal%20development%20edition" text:style-name="Internet_20_link" text:visited-style-name="Visited_20_Internet_20_Link"><text:span text:style-name="T4">. </text:span></text:a><text:span text:style-name="T6">  C'est le pour le Royaume-Uni. Ou utiliser</text:span></text:p>
      <text:list xml:id="list1568745521" text:style-name="L3">
        <text:list-item>
          <text:p text:style-name="P29">HTTP://IBM.COM</text:p>
        </text:list-item>
        <text:list-item>
          <text:p text:style-name="P9">se connecter</text:p>
        </text:list-item>
        <text:list-item>
          <text:p text:style-name="P19"><text:span text:style-name="T6">rechercher </text:span><text:span text:style-name="Emphasis"><text:span text:style-name="T9">Environnement de test de développement</text:span></text:span></text:p>
        </text:list-item>
        <text:list-item>
          <text:p text:style-name="P9">Sélectionnez IBM Z Development and Test Environment dans la partie droite de la fenêtre.</text:p>
        </text:list-item>
      </text:list>
      <text:p text:style-name="P6"><text:span text:style-name="Strong_20_Emphasis"><text:span text:style-name="T7">J'ai payé mon argent – ​​et maintenant ?</text:span></text:span></text:p>
      <text:p text:style-name="P6"><text:a xlink:type="simple" xlink:href="https://www.ibm.com/products/z-development-test-environment/pricing" text:style-name="Internet_20_link" text:visited-style-name="Visited_20_Internet_20_Link"><text:span text:style-name="T4">Cette</text:span></text:a><text:span text:style-name="T6"> page indique Logiciel disponible pour téléchargement immédiat après achat en ligne. Ce n'était pas vrai pour moi.</text:span></text:p>
      <text:list xml:id="list1328817711" text:style-name="L4">
        <text:list-item>
          <text:p text:style-name="P30"><text:soft-page-break/>Vous avez besoin d'un identifiant IBM - cela prend quelques secondes à obtenir.</text:p>
        </text:list-item>
        <text:list-item>
          <text:p text:style-name="P10">Pour pouvoir télécharger le logiciel et obtenir la clé matérielle, vous devez accéder à Passport Advantage.</text:p>
        </text:list-item>
        <text:list-item>
          <text:p text:style-name="P10">Pour accéder à Passport Advantage, vous avez besoin d'un numéro de site</text:p>
        </text:list-item>
        <text:list-item>
          <text:p text:style-name="P10">Pour télécharger un logiciel, vous avez besoin d'un numéro de client IBM et d'une entrée dans une base de données indiquant ce que vous êtes autorisé à télécharger.</text:p>
        </text:list-item>
        <text:list-item>
          <text:p text:style-name="P10">Obtenir un numéro de client prend quelques jours.</text:p>
        </text:list-item>
      </text:list>
      <text:p text:style-name="P5">Vous devez prévoir deux semaines à compter de la commande du package pour pouvoir l'exécuter.</text:p>
      <text:p text:style-name="P5">La séquence des événements avant que je puisse télécharger le logiciel et commander la clé USB…</text:p>
      <text:list xml:id="list2140831239" text:style-name="L5">
        <text:list-item>
          <text:p text:style-name="P31">J'ai payé mon argent le jour 1</text:p>
        </text:list-item>
        <text:list-item>
          <text:p text:style-name="P11">J'ai rapidement reçu un e-mail d'IBM me disant « merci pour votre commande ». Je m'attendais à un processus aussi simple qu'Amazon, disant "Votre dongle a été expédié - attendez-le dans 3 jours, vous pouvez télécharger le logiciel maintenant" - mais non.</text:p>
        </text:list-item>
        <text:list-item>
          <text:p text:style-name="P11">J'ai rapidement reçu un e-mail d'IBM disant "Bienvenue dans IBM Rational License Key Center. Voici l'ID de votre compte License Key Center : 123456789. Voici les instructions pour télécharger votre clé de licence ». Génial - la première question qu'il pose est "quel est le numéro de série de votre clé matérielle". Je ne l'avais pas encore reçu, je n'ai donc pas pu télécharger la licence.</text:p>
        </text:list-item>
        <text:list-item>
          <text:p text:style-name="P11">J'ai créé un compte Passport Advantage en utilisant le "License Key Center account ID" comme mon "site". Cela a fonctionné et j'ai reçu un e-mail disant "IBM vous souhaite la bienvenue dans Passport Advantage Online"</text:p>
        </text:list-item>
        <text:list-item>
          <text:p text:style-name="P11">Je me suis connecté et j'ai essayé de télécharger un logiciel - il n'y en avait pas pour moi. Je n'ai pas pu commander de dongle matériel car j'avais besoin d'un numéro de client.</text:p>
        </text:list-item>
        <text:list-item>
          <text:p text:style-name="P11">J'ai reçu un e-mail d'IBM Philippines me demandant « veuillez confirmer s'il s'agit d'un usage personnel ou commercial ». J'ai dit que c'était pour moi d'utiliser dans le cadre de mon entreprise. En conséquence, il a été signalé comme « usage personnel ».</text:p>
        </text:list-item>
        <text:list-item>
          <text:p text:style-name="P11"><text:soft-page-break/>Jour 2. J'ai reçu une facture PDF électronique, qui m'a indiqué que mon numéro de site était comme ci-dessus.</text:p>
        </text:list-item>
        <text:list-item>
          <text:p text:style-name="P11">J'ai reçu mon « Preuve de droit » me donnant mon numéro de client et mon numéro de site.</text:p>
        </text:list-item>
        <text:list-item>
          <text:p text:style-name="P20"><text:span text:style-name="T6">Plus tard dans la nuit, j'ai reçu un e-mail «</text:span><text:span text:style-name="Emphasis"><text:span text:style-name="T6"> </text:span></text:span><text:span text:style-name="Emphasis"><text:span text:style-name="T9">Support électronique IBM : Bienvenue sur le support électronique IBM</text:span></text:span><text:span text:style-name="T6"> »</text:span></text:p>
        </text:list-item>
        <text:list-item>
          <text:p text:style-name="P11">Jour 3. J'ai pu commander mon dongle matériel et il y avait un logiciel à télécharger !</text:p>
        </text:list-item>
        <text:list-item>
          <text:p text:style-name="P11">L'argent a été retiré de mon compte</text:p>
        </text:list-item>
        <text:list-item>
          <text:p text:style-name="P11">La clé USB matérielle est arrivée le jour 11 - mais le coursier m'a informé qu'elle arrivait le jour 15.</text:p>
        </text:list-item>
      </text:list>
      <text:p text:style-name="P5">Comptez donc globalement quelques jours avant de pouvoir accéder au logiciel, et 2 semaines pour la boîte de dongles.</text:p>
      <text:h text:style-name="P3" text:outline-level="3">Téléchargement du logiciel</text:h>
      <text:p text:style-name="P5">Si vous utilisez DownloadDirector, vérifiez que le répertoire est vide avant de commencer le téléchargement - vous pouvez déplacer les fichiers vers un sous-répertoire ou sélectionner un autre répertoire pour les téléchargements. Le répertoire par défaut est ~/DownloadDirector.</text:p>
      <text:p text:style-name="P5">Vous avez besoin d'environ 46 Go juste pour télécharger les fichiers et de 270 Go lorsque les fichiers sont décompressés. Il y a 31 fichiers décompressés de 8 Go et un fichier de 15 Go pour z/OS et ses disques. Si vous prévoyez d'allouer des disques supplémentaires, prévoyez 8 Go pour chacun.</text:p>
      <text:p text:style-name="P5">À première vue, le téléchargement semblait assez simple. C'est le cas, à moins que vous ne vouliez mettre les fichiers sur un lecteur différent par défaut.</text:p>
      <text:list xml:id="list1892839127" text:style-name="L6">
        <text:list-item>
          <text:p text:style-name="P39"><text:span text:style-name="T6">Sur le site IBM Passport Advantage, cliquez sur </text:span><text:span text:style-name="Emphasis"><text:span text:style-name="T9">Télécharger le logiciel</text:span></text:span><text:span text:style-name="T6"> .</text:span></text:p>
        </text:list-item>
        <text:list-item>
          <text:p text:style-name="P21"><text:span text:style-name="T6">Il affichait </text:span><text:span text:style-name="Emphasis"><text:span text:style-name="T9">IBM </text:span></text:span><text:span text:style-name="Emphasis"><text:span text:style-name="Strong_20_Emphasis"><text:span text:style-name="T10">Z</text:span></text:span></text:span><text:span text:style-name="Emphasis"><text:span text:style-name="T9"> Development and Test Environment Personal Edition</text:span></text:span><text:span text:style-name="T6"> . J'ai cliqué dessus.</text:span></text:p>
        </text:list-item>
        <text:list-item>
          <text:p text:style-name="P12">Il a surgi une fenêtre disant</text:p>
          <text:list>
            <text:list-item>
              <text:p text:style-name="P39"><text:span text:style-name="Emphasis"><text:span text:style-name="T9">Environnement de développement et de test IBM </text:span></text:span><text:span text:style-name="Emphasis"><text:span text:style-name="Strong_20_Emphasis"><text:span text:style-name="T10">Z</text:span></text:span></text:span><text:span text:style-name="Emphasis"><text:span text:style-name="T9"> Édition personnelle</text:span></text:span></text:p>
            </text:list-item>
            <text:list-item>
              <text:p text:style-name="P21"><text:span text:style-name="Emphasis"><text:span text:style-name="T9">Veuillez ne pas sélectionner de système d'exploitation et de langue pour tous les logiciels Engineering et Rational.   </text:span></text:span><text:span text:style-name="T6">Je ne sais pas ce que cela signifie. je l'ai ignoré</text:span></text:p>
            </text:list-item>
            <text:list-item>
              <text:p text:style-name="P21"><text:soft-page-break/><text:span text:style-name="T6">Le système d'exploitation avait une liste déroulante </text:span><text:span text:style-name="Emphasis"><text:span text:style-name="T9">1) Tous les systèmes d'exploitation 2) Redhat</text:span></text:span><text:span text:style-name="T6"> . J'utilise Ubuntu alors j'ai choisi </text:span><text:span text:style-name="Emphasis"><text:span text:style-name="T9">1) Tous les systèmes d'exploitation.</text:span></text:span></text:p>
            </text:list-item>
            <text:list-item>
              <text:p text:style-name="P12">La langue avait une liste déroulante de langues. J'ai sélectionné l'anglais et j'ai cliqué sur Go.</text:p>
            </text:list-item>
          </text:list>
        </text:list-item>
        <text:list-item>
          <text:p text:style-name="P21"><text:span text:style-name="T6">La page de téléchargement disait </text:span><text:bookmark text:name="os_group_span"/><text:span text:style-name="Strong_20_Emphasis"><text:span text:style-name="T7">Obligatoire : 38 fichiers (45319 Mo),</text:span></text:span><text:span text:style-name="T6"> ce qui était la première fois que l'on me </text:span><text:span text:style-name="Strong_20_Emphasis"><text:span text:style-name="T7">parlait </text:span></text:span><text:span text:style-name="T6"> de la quantité d'espace nécessaire.</text:span></text:p>
        </text:list-item>
        <text:list-item>
          <text:p text:style-name="P21"><text:span text:style-name="T6">Je pourrais sélectionner tous les fichiers ou des fichiers individuels.   </text:span><text:a xlink:type="simple" xlink:href="https://www.ibm.com/support/knowledgecenter/SSTQBD_12.0.5/com.ibm.zsys.rdt.tools.user.guide.doc/topics/installation_ee.html" text:style-name="Internet_20_link" text:visited-style-name="Visited_20_Internet_20_Link"><text:span text:style-name="T4">Cette page</text:span></text:a><text:span text:style-name="T6">   donne une liste de paquets à volids. Un package peut contenir plusieurs fichiers, malgré la description.</text:span></text:p>
        </text:list-item>
        <text:list-item>
          <text:p text:style-name="P21"><text:span text:style-name="T6">J'ai cliqué sur </text:span><text:span text:style-name="Emphasis"><text:span text:style-name="T9">Estimer le temps de téléchargement des fichiers sélectionnés.   </text:span></text:span><text:span text:style-name="T6">cela m'a donné </text:span><text:span text:style-name="Emphasis"><text:span text:style-name="T9">951 minutes pour T1 Download Director, HTTP 4758 minutes.</text:span></text:span></text:p>
        </text:list-item>
        <text:list-item>
          <text:p text:style-name="P12">J'ai cliqué sur Télécharger, qui a affiché une page de termes et conditions. Cliquez sur « HTTP » ou « Télécharger le directeur », cliquez sur « J'accepte » et cliquez sur « Télécharger maintenant ».</text:p>
        </text:list-item>
        <text:list-item>
          <text:p text:style-name="P21"><text:span text:style-name="T6">Il affichait «</text:span><text:span text:style-name="Emphasis"><text:span text:style-name="T6"> </text:span></text:span><text:span text:style-name="Emphasis"><text:span text:style-name="T9">Votre navigateur peut vous demander d'ouvrir/enregistrer un fichier JNLP afin de lancer Download Director. Ouvrez le fichier JNLP avec Java WebStart (javaws)</text:span></text:span><text:span text:style-name="T6"> . ” Cliquez sur OK</text:span></text:p>
        </text:list-item>
        <text:list-item>
          <text:p text:style-name="P12">Il a fait apparaître une fenêtre "Ouverture d'IBM_DownloadDirector.jnlp" Sélectionnez "Ouvrir avec "Oracle Java 8 Web Start (par défaut)" cliquez sur OK</text:p>
        </text:list-item>
        <text:list-item>
          <text:p text:style-name="P12">Il y a une fenêtre contextuelle « Voulez-vous exécuter cette application ? Directeur de téléchargement IBM ? » Cliquez sur Exécuter</text:p>
          <text:list>
            <text:list-item>
              <text:p text:style-name="P32">La première fois que je l'ai exécuté, il a essayé de mettre tous les téléchargements dans ~/DownloadDirector. J'ai cliqué sur annuler et sur Configuration, puis j'ai spécifié l'emplacement de téléchargement sur mon disque dur externe, puis j'ai cliqué sur «Toujours demander l'emplacement de téléchargement». Lorsque je l'ai réexécuté, je pense qu'il a ignoré l'emplacement et placé les fichiers dans le chemin ~/DownloadDirector. La deuxième fois que j'ai suivi ce processus, cela m'a demandé l'emplacement de téléchargement comme prévu. Ce serait bien si la première fois <text:soft-page-break/>qu'il le traversait, vous demandiez l'emplacement de téléchargement plutôt que de prendre la valeur par défaut.</text:p>
            </text:list-item>
          </text:list>
        </text:list-item>
        <text:list-item>
          <text:p text:style-name="P12">Vérifiez où les fichiers sont téléchargés et redémarrez le téléchargement s'ils ne vont pas au bon endroit.</text:p>
        </text:list-item>
        <text:list-item>
          <text:p text:style-name="P12">La documentation indique <text:span text:style-name="T17">Vérifier l'intégrité des packages ADCD téléchargés en utilisant le MD5SUM qui se trouve dans les fichiers adcd.md5 et pe.md5.   </text:span>Vous pouvez utiliser la commande  <text:span text:style-name="T17">md5sum -c nov2019_adcd_md5.txt  </text:span>pour faire une somme de contrôle sur les téléchargements.</text:p>
        </text:list-item>
      </text:list>
      <text:h text:style-name="P3" text:outline-level="3">Commande du dongle matériel.</text:h>
      <text:p text:style-name="P6"><text:span text:style-name="T6">Dans Passport Advantage, sélectionnez « </text:span><text:span text:style-name="Emphasis"><text:span text:style-name="T9">Téléchargement de logiciels et accès aux médias</text:span></text:span><text:span text:style-name="T6"> ». Sélectionnez ensuite « Demander un média ». Il devrait avoir les éléments de dongle matériel dont vous avez besoin. Je ne me souviens plus de ce que j'ai commandé, mais j'ai dépassé mes objectifs et j'ai commandé des choses dont je ne voulais pas. Je ne me souviens pas à quoi ressemblait la page de demande, mais une fois la commande exécutée, je pouvais voir que j'avais commandé</text:span></text:p>
      <text:list xml:id="list2176288244" text:style-name="L7">
        <text:list-item>
          <text:p text:style-name="P33">IBM Z Development and Test Environment Version 9.1 Hardware Key Multiplatform DVD Media Pack (BT0MIML)</text:p>
        </text:list-item>
        <text:list-item>
          <text:p text:style-name="P13">IBM Z Development and Test Environment Version 9.1 Multiplatform Multilingue DVD Media Pack (BT0MJML)</text:p>
        </text:list-item>
        <text:list-item>
          <text:p text:style-name="P13">IBM Z Development and Test Environment Hardware Key Version 9.5 Multiplatform Multilingue DVD Media Pack (BT0NUML)</text:p>
        </text:list-item>
        <text:list-item>
          <text:p text:style-name="P13">IBM Z Development and Test Environment Personal Edition Version 10.0 Pack de supports de clé matérielle multilingue (BT0P6ML)</text:p>
        </text:list-item>
        <text:list-item>
          <text:p text:style-name="P13">IBM Z Development and Test Environment Personal Edition V12.0 Multilingue Hardware Key Media Pack (BT0PFML)</text:p>
        </text:list-item>
      </text:list>
      <text:p text:style-name="P6"><text:span text:style-name="T6">Je ne sais pas lequel d'entre eux j'aurais dû commander, les noms se ressemblent tous. Je me suis souvenu de la phrase du jeu original d'Aventure « vous êtes dans un labyrinthe de petits</text:span><text:span text:style-name="del"><text:span text:style-name="T6">passages </text:span></text:span><text:span text:style-name="T6">, paquets tous pareils ”</text:span></text:p>
      <text:h text:style-name="P3" text:outline-level="3">Qu'est-ce qui est arrivé dans la boîte du dongle ?</text:h>
      <text:p text:style-name="P5">J'ai été informé que le colis serait livré le jour 15, mais il est arrivé le jour 11. Je m'attendais à un petit sac rapide. J'ai eu une <text:soft-page-break/>boîte de 30 cm * 24 cm * 20 cm, avec plein de boîtes de type Poupée Russe – c'était comme Noël !</text:p>
      <text:p text:style-name="P5">Dans la boîte que j'avais</text:p>
      <text:list xml:id="list2125925950" text:style-name="L8">
        <text:list-item>
          <text:p text:style-name="P40"><text:span text:style-name="T6">Une boîte intitulée </text:span><text:span text:style-name="Strong_20_Emphasis"><text:span text:style-name="T7">RD&amp;T for System z V9.1 Hardware key media pack</text:span></text:span><text:span text:style-name="T6"> contenant</text:span></text:p>
          <text:list>
            <text:list-item>
              <text:p text:style-name="P34">une boîte contenant</text:p>
              <text:list>
                <text:list-item>
                  <text:p text:style-name="P34">un sac contenant</text:p>
                  <text:list>
                    <text:list-item>
                      <text:p text:style-name="P34">un portefeuille en plastique contenant</text:p>
                      <text:list>
                        <text:list-item>
                          <text:p text:style-name="P34">la clé USB</text:p>
                        </text:list-item>
                      </text:list>
                    </text:list-item>
                  </text:list>
                </text:list-item>
              </text:list>
            </text:list-item>
            <text:list-item>
              <text:p text:style-name="P14">un CD intitulé IBM Rational Developer et environnement de test pour system z V9.1</text:p>
            </text:list-item>
            <text:list-item>
              <text:p text:style-name="P14">quelques instructions</text:p>
            </text:list-item>
            <text:list-item>
              <text:p text:style-name="P14">autre travail de papier</text:p>
            </text:list-item>
          </text:list>
        </text:list-item>
        <text:list-item>
          <text:p text:style-name="P22"><text:span text:style-name="T6">Une boîte intitulée </text:span><text:span text:style-name="Strong_20_Emphasis"><text:span text:style-name="T7">RD&amp;T for System z V9.5 Hardware key media pack</text:span></text:span><text:span text:style-name="T6"> contenant</text:span></text:p>
          <text:list>
            <text:list-item>
              <text:p text:style-name="P34">une boîte contenant un sac, contenant un portefeuille en plastique, contenant la clé USB</text:p>
            </text:list-item>
            <text:list-item>
              <text:p text:style-name="P14">un CD intitulé IBM Rational Developer et environnement de test pour system z V9.5</text:p>
            </text:list-item>
            <text:list-item>
              <text:p text:style-name="P14">quelques instructions</text:p>
            </text:list-item>
            <text:list-item>
              <text:p text:style-name="P14">autre travail de papier</text:p>
            </text:list-item>
          </text:list>
        </text:list-item>
        <text:list-item>
          <text:p text:style-name="P22"><text:span text:style-name="T6">Une boîte intitulée </text:span><text:span text:style-name="Strong_20_Emphasis"><text:span text:style-name="T7">IBM z Systems Development and Test Environment Personal Edition V10</text:span></text:span><text:span text:style-name="T6"> contenant</text:span></text:p>
          <text:list>
            <text:list-item>
              <text:p text:style-name="P34">une boîte contenant un sac, contenant un portefeuille en plastique, contenant la clé USB</text:p>
            </text:list-item>
            <text:list-item>
              <text:p text:style-name="P14">un CD intitulé IBM z Systems Development and Test Environment Personal Edition V10</text:p>
            </text:list-item>
            <text:list-item>
              <text:p text:style-name="P14">quelques instructions</text:p>
            </text:list-item>
            <text:list-item>
              <text:p text:style-name="P14">autre travail de papier</text:p>
            </text:list-item>
          </text:list>
        </text:list-item>
        <text:list-item>
          <text:p text:style-name="P22"><text:span text:style-name="T6">Une boîte intitulée </text:span><text:span text:style-name="Strong_20_Emphasis"><text:span text:style-name="T7">IBM z Systems Development and Test Environment Personal Edition V12</text:span></text:span><text:span text:style-name="T6"> contenant</text:span></text:p>
          <text:list>
            <text:list-item>
              <text:p text:style-name="P34">une boîte contenant un sac, contenant un portefeuille en plastique, contenant la clé USB</text:p>
            </text:list-item>
            <text:list-item>
              <text:p text:style-name="P14">un CD intitulé IBM z Systems Development and Test Environment Personal Edition V12</text:p>
            </text:list-item>
            <text:list-item>
              <text:p text:style-name="P14">quelques instructions</text:p>
            </text:list-item>
            <text:list-item>
              <text:p text:style-name="P14">autre travail de papier</text:p>
            </text:list-item>
          </text:list>
        </text:list-item>
        <text:list-item>
          <text:p text:style-name="P14">Une boîte plus grande contenant des CD</text:p>
          <text:list>
            <text:list-item>
              <text:p text:style-name="P34"><text:soft-page-break/>CD-ROM IBM Rational Integration Tester Platform Pack 1</text:p>
            </text:list-item>
            <text:list-item>
              <text:p text:style-name="P14">CD IBM Rational License Key Server 1</text:p>
            </text:list-item>
            <text:list-item>
              <text:p text:style-name="P14">IBM Rational Developer et environnement de test pour System z v9.1 Distribution de logiciels pour z/OS 1.1.3 12 CD</text:p>
            </text:list-item>
            <text:list-item>
              <text:p text:style-name="P14">IBM Rational Developer et environnement de test pour System z v9.1 Distribution de logiciels pour z/OS 2.1 15 CD</text:p>
            </text:list-item>
          </text:list>
        </text:list-item>
      </text:list>
      <text:p text:style-name="P5">Dans l'ensemble, j'ai 4 clés USB (cela pourrait être un défi d'utiliser les 4, car mon ordinateur portable n'a qu'un seul port USB de rechange), beaucoup de logiciels et beaucoup de carton. Comme j'ai déjà téléchargé les images, j'ai deux lots de CD de logiciels dont je n'ai pas besoin. Je pense que le système d'approvisionnement doit être examiné, donc j'obtiens juste ce dont j'ai besoin (un dongle) au lieu de beaucoup de déchets de carton et de plastique.</text:p>
      <text:h text:style-name="P3" text:outline-level="3">Obtenir la licence pour les clés</text:h>
      <text:p text:style-name="P6"><text:span text:style-name="T6">La documentation a une rubrique </text:span><text:a xlink:type="simple" xlink:href="https://www.ibm.com/support/knowledgecenter/SSTQBD_12.0.5/com.ibm.zdt.install.doc/topics/RDTAG36.html" text:style-name="Internet_20_link" text:visited-style-name="Visited_20_Internet_20_Link"><text:span text:style-name="T4">Obtention d'un fichier de mise à jour de Rational License Key Center  </text:span></text:a><text:span text:style-name="T6">qui a fonctionné.</text:span></text:p>
      <text:list xml:id="list3322472833" text:style-name="L9">
        <text:list-item>
          <text:p text:style-name="P35">Suivez le lien et connectez-vous</text:p>
        </text:list-item>
        <text:list-item>
          <text:p text:style-name="P15">Il m'a montré <text:span text:style-name="T16">IBM Rational Developer for System z Unit Tes</text:span> t.</text:p>
        </text:list-item>
        <text:list-item>
          <text:p text:style-name="P15">Le numéro de série d'une de mes clés USB était comme 02-00222.</text:p>
        </text:list-item>
        <text:list-item>
          <text:p text:style-name="P15"><text:span text:style-name="T15">Nombre d'instances de serveur</text:span> : 1</text:p>
        </text:list-item>
        <text:list-item>
          <text:p text:style-name="P15"><text:span text:style-name="T15">Nombre de licences</text:span> :1</text:p>
        </text:list-item>
        <text:list-item>
          <text:p text:style-name="P15">Cliquez sur générer, attendez 10 secondes et une fenêtre s'affiche</text:p>
        </text:list-item>
        <text:list-item>
          <text:p text:style-name="P15">Cliquez sur télécharger - et enregistrez-le</text:p>
        </text:list-item>
        <text:list-item>
          <text:p text:style-name="P23"><text:span text:style-name="T6">Suivez les instructions de la documentation. Je ne peux pas utiliser "su" alors j'ai utilisé </text:span><text:span text:style-name="Emphasis"><text:span text:style-name="T9">sudo ./Z1091_token_update…  </text:span></text:span><text:span text:style-name="T6">qui a fonctionné. notez la majuscule Z dans Z1091</text:span></text:p>
        </text:list-item>
        <text:list-item>
          <text:p text:style-name="P23"><text:span text:style-name="T6">La commande d'état </text:span><text:span text:style-name="Emphasis"><text:span text:style-name="T9">" sudo ./Z1091_token_update -status</text:span></text:span><text:span text:style-name="T6"> " m'a donné</text:span></text:p>
          <text:list>
            <text:list-item>
              <text:p text:style-name="P35">Info : demande de statut de traitement.</text:p>
            </text:list-item>
            <text:list-item>
              <text:p text:style-name="P15">Info : j'ai trouvé à la fois la licence ADCD-1 et la licence ADCD-2.</text:p>
            </text:list-item>
            <text:list-item>
              <text:p text:style-name="P15">Info : Commande terminée avec 0 erreur(s).</text:p>
            </text:list-item>
          </text:list>
        </text:list-item>
      </text:list>
      <text:p text:style-name="P5">Comme je n'avais droit qu'à une seule licence, j'avais 3 dongles de rechange mais sans licence pour eux.</text:p>
      <text:h text:style-name="P3" text:outline-level="3">Installation de zD&amp;T.</text:h>
      <text:p text:style-name="P6"><text:span text:style-name="T6">Les instructions sont </text:span><text:a xlink:type="simple" xlink:href="https://www.ibm.com/support/knowledgecenter/SSTQBD_12.0.5/com.ibm.zdt.install.doc/topics/install_by_gui_pe.html" text:style-name="Internet_20_link" text:visited-style-name="Visited_20_Internet_20_Link"><text:span text:style-name="T4">ici.</text:span></text:a></text:p>
      <text:list xml:id="list4209093699" text:style-name="L10">
        <text:list-item>
          <text:p text:style-name="P36"><text:soft-page-break/>Vérifiez que les instructions correspondent au niveau de zD&amp;T que vous utilisez. Google m'a trouvé la version 12.04 ; J'utilisais 12.05</text:p>
        </text:list-item>
        <text:list-item>
          <text:p text:style-name="P16">La licence s'affiche.</text:p>
          <text:list>
            <text:list-item>
              <text:p text:style-name="P41"><text:span text:style-name="T6">La licence est affichée à l'aide de la commande </text:span><text:span text:style-name="Emphasis"><text:span text:style-name="T9">more</text:span></text:span><text:span text:style-name="T6"> , vous pouvez donc utiliser 'f' et 'b' pour avancer et reculer. (Jusqu'à ce que vous arriviez à la dernière page lorsque vous ne pouvez pas revenir en arrière, vous devez refuser la licence et recommencer l'installation.</text:span></text:p>
            </text:list-item>
            <text:list-item>
              <text:p text:style-name="P16">J'ai trouvé que la licence n'était pas claire. Il semble que de gros morceaux soient répétés avec seulement des variations mineures, qui étaient trop subtiles pour moi.</text:p>
            </text:list-item>
            <text:list-item>
              <text:p text:style-name="P24"><text:span text:style-name="T6">Certains logiciels que vous êtes autorisé à installer mais que vous n'utilisez pas : Fault Analyzer for z/OS et File Manager for z/OS.  </text:span><text:span text:style-name="Emphasis"><text:span text:style-name="T9">(Gestionnaire de fichiers :  IBM® File Manager for z/OS® (composant de base) fournit des outils complets et conviviaux pour travailler avec les données Websphere MQ, les fichiers HFS et les ensembles de données QSAM, VSAM et IAM. Ces outils incluent , utilitaires de copie et d'impression trouvés dans ISPF, améliorés pour répondre aux besoins des développeurs d'applications)</text:span></text:span></text:p>
            </text:list-item>
            <text:list-item>
              <text:p text:style-name="P24"><text:span text:style-name="T6">Je pense que les mots sur la </text:span><text:span text:style-name="Emphasis"><text:span text:style-name="T9">session unique d'utilisateur autorisé</text:span></text:span><text:span text:style-name="T6"> s'appliquent à l'édition personnelle de zD&amp;T, et les mots sur l'  </text:span><text:span text:style-name="Emphasis"><text:span text:style-name="T9">unité de valeur de ressource (RVU)</text:span></text:span><text:span text:style-name="T6"> s'appliquent à l'édition d'entreprise.</text:span></text:p>
            </text:list-item>
            <text:list-item>
              <text:p text:style-name="P24"><text:span text:style-name="T6">Je ne comprends pas </text:span><text:span text:style-name="Emphasis"><text:span text:style-name="T9">Lors de la détermination du nombre de droits requis pour l'installation ou l'utilisation du Programme par le Licencié, le Licencié est autorisé à définir jusqu'à deux identifiants de connexion à utiliser par les programmeurs système (c'est-à-dire les administrateurs système ou les administrateurs de base de données) pour prendre en charge le développement du Licencié et les activités de test, qui ne sont pas utilisées pour déterminer le nombre de droits requis pour le programme.  </text:span></text:span><text:span text:style-name="T6">Je ne comprends pas cela (quels droits ?, qu'est-ce qui n'est pas utilisé ?). Au moins deux ID utilisateur sont définis, par exemple IBMUSER, de sorte que des ID utilisateur de programmation système supplémentaires peuvent ne pas être nécessaires. Je ne sais pas si je suis autorisé à définir plus d'ID utilisateur pour le </text:span><text:soft-page-break/><text:span text:style-name="T6">développement d'applications MQ et la définition de ressources MQ.</text:span></text:p>
            </text:list-item>
            <text:list-item>
              <text:p text:style-name="P24"><text:span text:style-name="T6">La licence fait référence au « Programme ». Le texte porte </text:span><text:span text:style-name="Emphasis"><text:span text:style-name="T9">le nom du programme : IBM Z Development and Test Environment Enterprise Edition Version 12.0.5,</text:span></text:span><text:span text:style-name="T6"> donc je pense que le terme « Program » désigne l'ensemble du package, donc CICS, MQ et z/OS sont des programmes individuels.</text:span></text:p>
              <text:list>
                <text:list-item>
                  <text:p text:style-name="P36">Cela semble un peu récursif, les programmes de licence ont des programmes (modules de chargement) qui ont des programmes (code source compilable), les programmes compilés ont des instructions d'architecture z qui ont au fond des programmes en zPDT, qui ont des instructions qui ont des programmes de microcode qui s'exécutent sur la puce.</text:p>
                </text:list-item>
              </text:list>
            </text:list-item>
            <text:list-item>
              <text:p text:style-name="P16">Je n'ai pas trouvé comment obtenir une copie de la licence, j'ai donc annulé l'installation et trouvé la licence dans ~/DownloadDirector/zdtpefolder/license/Lic_en.txt</text:p>
            </text:list-item>
            <text:list-item>
              <text:p text:style-name="P16">Texte comme <text:span text:style-name="T17">L/N : L-JWOG-BKVNF6</text:span> est le numéro de licence. Je pense que c'est un usage interne d'IBM uniquement car je l'ai googlé mais je ne l'ai pas trouvé.</text:p>
            </text:list-item>
            <text:list-item>
              <text:p text:style-name="P16">Donc globalement écrit par des avocats et difficile à comprendre.</text:p>
            </text:list-item>
          </text:list>
        </text:list-item>
      </text:list>
      <text:h text:style-name="P3" text:outline-level="3">Questions facultatives.</text:h>
      <text:p text:style-name="P5">Il a demandé <text:span text:style-name="T17">Voulez-vous installer la configuration réseau pour IBM® ZD&amp;T Personal Edition ?(o/N) :</text:span></text:p>
      <text:p text:style-name="P6"><text:span text:style-name="T6">Je ne pense pas que cela installe quoi que ce soit. Je pense qu'il configure le réseau. Voir </text:span><text:a xlink:type="simple" xlink:href="https://www.ibm.com/support/knowledgecenter/SSTQBD_12.0.5/com.ibm.zdt.install.doc/topics/install_by_gui_pe.html" text:style-name="Internet_20_link" text:visited-style-name="Visited_20_Internet_20_Link"><text:span text:style-name="T4">installation </text:span></text:a><text:span text:style-name="T6"> et </text:span><text:a xlink:type="simple" xlink:href="https://www.ibm.com/support/knowledgecenter/SSTQBD_12.0.5/com.ibm.zsys.rdt.guide.config.doc/topics/config_network.html" text:style-name="Internet_20_link" text:visited-style-name="Visited_20_Internet_20_Link"><text:span text:style-name="T4">réseau</text:span></text:a><text:span text:style-name="T6"> . Les scripts de configuration, par exemple dans </text:span><text:span text:style-name="Emphasis"><text:span text:style-name="T9">/opt/ConfigGuideSample/zdt_config_network10.sh,</text:span></text:span><text:span text:style-name="T6"> permettent le transfert de paquets, utilisent </text:span><text:a xlink:type="simple" xlink:href="https://linux.die.net/man/8/iptables" text:style-name="Internet_20_link" text:visited-style-name="Visited_20_Internet_20_Link"><text:span text:style-name="Emphasis"><text:span text:style-name="T5">iptables</text:span></text:span></text:a><text:span text:style-name="T6"> pour configurer le routage, la </text:span><text:a xlink:type="simple" xlink:href="https://en.wikipedia.org/wiki/NAT_traversal" text:style-name="Internet_20_link" text:visited-style-name="Visited_20_Internet_20_Link"><text:span text:style-name="T4">traduction d'adresses réseau (NAT)</text:span></text:a><text:span text:style-name="T6"> avec la destination 10.1.1.2.</text:span></text:p>
      <text:p text:style-name="P5">Je pouvais effectuer un IPL et me connecter sans effectuer cette étape facultative. Pour que FTP fonctionne, je devais effectuer une action de configuration réseau.</text:p>
      <text:p text:style-name="P6"><text:span text:style-name="T6">Il utilise </text:span><text:a xlink:type="simple" xlink:href="https://linux.die.net/man/8/iptables-save" text:style-name="Internet_20_link" text:visited-style-name="Visited_20_Internet_20_Link"><text:span text:style-name="T4">iptables-save </text:span></text:a><text:span text:style-name="T6"> pour faire une copie de la configuration IP. Vous pouvez émettre </text:span><text:span text:style-name="Emphasis"><text:span text:style-name="T9">sudo iptables-save &gt; myipconfig.txt</text:span></text:span><text:span text:style-name="T6">   pour enregistrer votre configuration actuelle avant d'utiliser cette installation pour la modifier.</text:span></text:p>
      <text:p text:style-name="P6"><text:soft-page-break/><text:span text:style-name="T6">Il apporte des modifications au système en cours d'exécution, puis les enregistre et modifie </text:span><text:span text:style-name="Emphasis"><text:span text:style-name="T9">/etc/rc.local</text:span></text:span><text:span text:style-name="T6"> afin que les commandes soient exécutées au moment du démarrage de Linux.</text:span></text:p>
      <text:p text:style-name="P6"><text:span text:style-name="T6">Il a demandé </text:span><text:span text:style-name="T9">Facultatif : entrez </text:span><text:span text:style-name="User_20_Entry"><text:span text:style-name="T11">y</text:span></text:span><text:span text:style-name="T9">pour installer toutes les dépendances nécessaires ou entrez </text:span><text:span text:style-name="User_20_Entry"><text:span text:style-name="T11">n</text:span></text:span><text:span text:style-name="T9">pour refuser.</text:span></text:p>
      <text:p text:style-name="P5">Je pensais les avoir vérifiés, alors j'ai répondu n. Je ne sais pas s'il les vérifie et avertit de ceux qui manquent.</text:p>
      <text:p text:style-name="P5">Le message d'installation terminée n'est pas aussi documenté. La documentation dit "Si le package est installé avec succès, la sortie suivante s'affiche"</text:p>
      <text:p text:style-name="P6"><text:span text:style-name="Source_20_Text"><text:span text:style-name="T12">z1091-1-10.55.04.x86_64</text:span></text:span></text:p>
      <text:p text:style-name="P5">j'ai eu</text:p>
      <text:p text:style-name="P6"><text:span text:style-name="Source_20_Text"><text:span text:style-name="T12">ii z1091 1.10.55.04 </text:span></text:span><text:span text:style-name="Source_20_Text"><text:span text:style-name="Strong_20_Emphasis"><text:span text:style-name="T14">amd64</text:span></text:span></text:span><text:span text:style-name="Source_20_Text"><text:span text:style-name="T12"> z1091, version 1.10.55.04, build date - 02/19/20 for Linux on Ubuntu 64bit</text:span></text:span></text:p>
      <text:p text:style-name="P5">qui est assez proche.</text:p>
      <text:h text:style-name="P3" text:outline-level="3">Décompresser les fichiers</text:h>
      <text:p text:style-name="P5">Les fichiers se terminant par .gz peuvent être décompressés avec gunzip. Les autres fichiers doivent être décryptés et vous avez besoin du dongle pour le faire.</text:p>
      <text:p text:style-name="P5">La commande</text:p>
      <text:p text:style-name="P6"><text:span text:style-name="Emphasis"><text:span text:style-name="T9">fichier gunzip.gz</text:span></text:span></text:p>
      <text:p text:style-name="P5">prend le fichier, le décompresse dans un fichier et supprime file.gz. L'option -k dit de ne pas supprimer le fichier d'entrée.</text:p>
      <text:p text:style-name="P5">Vous pouvez utiliser la commande</text:p>
      <text:p text:style-name="P4"><text:span text:style-name="Source_20_Text"><text:span text:style-name="T13">gunzip -c file.gz &gt; /directory/file</text:span></text:span></text:p>
      <text:p text:style-name="P5">l'option -c dit d'écrire dans sysout et de ne pas supprimer le fichier d'entrée.</text:p>
      <text:p text:style-name="P5">Pour décompresser tous les fichiers (cela a pris quelques heures à exécuter).</text:p>
      <text:list xml:id="list2634326781" text:style-name="L11">
        <text:list-item>
          <text:p text:style-name="P42"><text:span text:style-name="T6">vous pouvez émettre </text:span><text:span text:style-name="Emphasis"><text:span text:style-name="T9">gunzip *.gz</text:span></text:span><text:span text:style-name="T6">   . Vous voudrez peut-être vérifier que le répertoire ne contient que les fichiers zP&amp;T avant d'exécuter la commande. N'oubliez pas qu'il supprimera le fichier .gz par la suite. (Cela permet d'économiser de l'espace).</text:span></text:p>
        </text:list-item>
        <text:list-item>
          <text:p text:style-name="P26"><text:span text:style-name="T6">si vous souhaitez avoir les fichiers décompressés sur un lecteur différent, vous pouvez copier les fichiers .gz sur le lecteur, puis lancer  </text:span><text:span text:style-name="Emphasis"><text:span text:style-name="T9">gunzip *.gz</text:span></text:span><text:span text:style-name="T6"> dans le répertoire.</text:span></text:p>
        </text:list-item>
      </text:list>
      <text:h text:style-name="P3" text:outline-level="3"><text:soft-page-break/>Décompressez et décryptez les fichiers RES.</text:h>
      <text:p text:style-name="P6"><text:span text:style-name="T6">Lorsque j'ai essayé de décompresser les fichiers * RES à l'aide de mon identifiant colinpaice, j'ai obtenu. </text:span><text:span text:style-name="Emphasis"><text:span text:style-name="T9">/usr/z1090/bin/Z1091_ADCD_install : erreur lors du chargement des bibliothèques partagées : libawsDiskItf.so : impossible d'ouvrir le fichier objet partagé : aucun fichier ou répertoire de ce type.</text:span></text:span></text:p>
      <text:p text:style-name="P5">Je me suis connecté à l'ID utilisateur ibmsys1 et j'ai suivi les instructions de la documentation. j'ai eu</text:p>
      <text:list xml:id="list269641507" text:style-name="L12">
        <text:list-item>
          <text:p text:style-name="P37">/usr/z1090/bin/Z1091_ADCD_install ./A4RES1.ZPD ./A4RES1</text:p>
        </text:list-item>
        <text:list-item>
          <text:p text:style-name="P17">LIC hasp : * Erreur de communication entre l'API et le Sentinel License Manager local : code=33</text:p>
        </text:list-item>
      </text:list>
      <text:p text:style-name="P5">Il a fallu un peu plus de 4 minutes pour décompresser le disque SARES1</text:p>
      <text:h text:style-name="P3" text:outline-level="3">Globalement tout</text:h>
      <text:p text:style-name="P5">Le processus global a fonctionné. Il a fallu plus de temps que prévu pour obtenir le droit et les dongles matériels. J'ai aussi 3 dongles que je ne peux pas utiliser, un gros tas de carton et deux tas de CD dont je ne pense pas avoir besoi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eorgia" svg:font-family="Georgia, 'Times New Roman', serif"/>
    <style:font-face style:name="Monaco" svg:font-family="Monaco, Consolas, 'Andale Mono', 'DejaVu Sans Mono', monospace"/>
    <style:font-face style:name="apple-system" svg:font-family="apple-system, BlinkMacSystemFont, 'Segoe UI', Roboto, Oxygen-Sans, Ubuntu, Cantarell, 'Helvetica Neue',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l"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5T22:36:50.420869470</meta:creation-date>
    <meta:generator>LibreOffice/7.0.4.2$Linux_X86_64 LibreOffice_project/00$Build-2</meta:generator>
    <dc:date>2021-12-25T22:37:59.984887717</dc:date>
    <meta:editing-duration>PT1M10S</meta:editing-duration>
    <meta:editing-cycles>1</meta:editing-cycles>
    <meta:document-statistic meta:table-count="0" meta:image-count="0" meta:object-count="0" meta:page-count="13" meta:paragraph-count="173" meta:word-count="3829" meta:character-count="23291" meta:non-whitespace-character-count="19704"/>
  </office:meta>
</office:document-meta>
</file>